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ResultMatchersTests.stringMatch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jsonLenien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jsonStri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byte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Tests.typ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string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jsonUtf8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Tests.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Tests.jsonStric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getStubMvcResul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sultMatchersTests.string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sultMatchersTests.typ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ResultMatchersTests.jsonLeni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